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2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/>
          <table:table-cell table:style-name="ce10" office:value-type="string" calcext:value-type="string">
            <text:p>stop_attac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5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14:13:16.769046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13T14:18:06.038902615</dc:date>
    <meta:editing-duration>P3DT2H16M38S</meta:editing-duration>
    <meta:editing-cycles>2625</meta:editing-cycles>
    <dc:creator>Ilya Shpigor</dc:creator>
    <meta:document-statistic meta:table-count="5" meta:cell-count="347" meta:object-count="0"/>
  </office:meta>
</office:document-meta>
</file>